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JetBrains Mono" svg:font-family="'JetBrains Mono'" style:font-pitch="fixed"/>
    <style:font-face style:name="JetBrainsMono NF Medium" svg:font-family="'JetBrainsMono NF Medium'" style:font-adornments="Medium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83d27" officeooo:paragraph-rsid="00083d27" style:font-size-asian="13pt" style:font-size-complex="13pt"/>
    </style:style>
    <style:style style:name="P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7c68c" officeooo:paragraph-rsid="0007c68c" style:font-size-asian="13pt" style:font-size-complex="13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93001" officeooo:paragraph-rsid="00093001" style:font-size-asian="13pt" style:font-size-complex="13pt"/>
    </style:style>
    <style:style style:name="P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163d04" officeooo:paragraph-rsid="00163d0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3679b2" officeooo:paragraph-rsid="003679b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3a623d" officeooo:paragraph-rsid="003a62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3cc63b" officeooo:paragraph-rsid="003cc6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3pt" officeooo:rsid="00316630" officeooo:paragraph-rsid="00316630" style:font-size-asian="13pt" style:font-size-complex="13pt"/>
    </style:style>
    <style:style style:name="P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normal" officeooo:rsid="002ab80e" officeooo:paragraph-rsid="002ef6e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2pt" fo:font-weight="normal" officeooo:rsid="0013c1c2" officeooo:paragraph-rsid="0013c1c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normal" officeooo:rsid="003679b2" officeooo:paragraph-rsid="003679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2pt" fo:font-weight="normal" officeooo:rsid="003cc63b" officeooo:paragraph-rsid="003cc6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normal" officeooo:rsid="0041ef3a" officeooo:paragraph-rsid="0041ef3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 Mono" fo:font-size="10pt" fo:font-weight="normal" officeooo:rsid="0041ef3a" officeooo:paragraph-rsid="0041ef3a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 Mono" fo:font-size="10pt" fo:font-weight="normal" officeooo:rsid="003679b2" officeooo:paragraph-rsid="003679b2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 Mono" fo:font-size="10pt" fo:font-weight="normal" officeooo:rsid="002ab80e" officeooo:paragraph-rsid="002ab80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 Mono" fo:font-size="10pt" fo:font-weight="normal" officeooo:rsid="0041ef3a" officeooo:paragraph-rsid="0041ef3a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6f3fcd" officeooo:paragraph-rsid="006f3fc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2pt" fo:font-weight="normal" officeooo:rsid="00801067" officeooo:paragraph-rsid="0080106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2pt" fo:font-weight="normal" officeooo:rsid="007df38f" officeooo:paragraph-rsid="007df38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2pt" fo:font-weight="bold" officeooo:rsid="00781a63" officeooo:paragraph-rsid="00781a63" style:font-size-asian="10.5pt" style:font-weight-asian="bold" style:font-size-complex="12pt" style:font-weight-complex="bold"/>
    </style:style>
    <style:style style:name="T1" style:family="text">
      <style:text-properties officeooo:rsid="003019d7"/>
    </style:style>
    <style:style style:name="T2" style:family="text">
      <style:text-properties officeooo:rsid="0038b2d7"/>
    </style:style>
    <style:style style:name="T3" style:family="text">
      <style:text-properties style:font-name="Latin Modern Math"/>
    </style:style>
    <style:style style:name="T4" style:family="text">
      <style:text-properties style:font-name="Latin Modern Math" officeooo:rsid="0044a81e"/>
    </style:style>
    <style:style style:name="T5" style:family="text">
      <style:text-properties style:font-name="Latin Modern Math" officeooo:rsid="00464f90"/>
    </style:style>
    <style:style style:name="T6" style:family="text">
      <style:text-properties style:font-name="Latin Modern Math" officeooo:rsid="00547500"/>
    </style:style>
    <style:style style:name="T7" style:family="text">
      <style:text-properties officeooo:rsid="0016e9a3"/>
    </style:style>
    <style:style style:name="T8" style:family="text">
      <style:text-properties officeooo:rsid="00189377"/>
    </style:style>
    <style:style style:name="T9" style:family="text">
      <style:text-properties officeooo:rsid="0019126e"/>
    </style:style>
    <style:style style:name="T10" style:family="text">
      <style:text-properties officeooo:rsid="002de57b"/>
    </style:style>
    <style:style style:name="T11" style:family="text">
      <style:text-properties officeooo:rsid="00374040"/>
    </style:style>
    <style:style style:name="T12" style:family="text">
      <style:text-properties officeooo:rsid="0037fc7d"/>
    </style:style>
    <style:style style:name="T13" style:family="text">
      <style:text-properties officeooo:rsid="003b2362"/>
    </style:style>
    <style:style style:name="T14" style:family="text">
      <style:text-properties officeooo:rsid="003e3598"/>
    </style:style>
    <style:style style:name="T15" style:family="text">
      <style:text-properties officeooo:rsid="00402ea4"/>
    </style:style>
    <style:style style:name="T16" style:family="text">
      <style:text-properties officeooo:rsid="004b4c71"/>
    </style:style>
    <style:style style:name="T17" style:family="text">
      <style:text-properties officeooo:rsid="00564586"/>
    </style:style>
    <style:style style:name="T18" style:family="text">
      <style:text-properties officeooo:rsid="0059e144"/>
    </style:style>
    <style:style style:name="T19" style:family="text">
      <style:text-properties officeooo:rsid="005b06aa"/>
    </style:style>
    <style:style style:name="T20" style:family="text">
      <style:text-properties officeooo:rsid="005c6186"/>
    </style:style>
    <style:style style:name="T21" style:family="text">
      <style:text-properties officeooo:rsid="0062aa1d"/>
    </style:style>
    <style:style style:name="T22" style:family="text">
      <style:text-properties officeooo:rsid="0064953d"/>
    </style:style>
    <style:style style:name="T23" style:family="text">
      <style:text-properties officeooo:rsid="0069a5de"/>
    </style:style>
    <style:style style:name="T24" style:family="text">
      <style:text-properties officeooo:rsid="006c7ac9"/>
    </style:style>
    <style:style style:name="T25" style:family="text">
      <style:text-properties style:font-name="Latin Modern Roman"/>
    </style:style>
    <style:style style:name="T26" style:family="text">
      <style:text-properties style:text-position="sub 58%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Latin Modern Roman"/>
    </style:style>
    <style:style style:name="T29" style:family="text">
      <style:text-properties style:text-position="0% 100%" officeooo:rsid="0071e5dd"/>
    </style:style>
    <style:style style:name="T30" style:family="text">
      <style:text-properties style:text-position="0% 100%" officeooo:rsid="00724bce"/>
    </style:style>
    <style:style style:name="T31" style:family="text">
      <style:text-properties style:text-position="0% 100%" officeooo:rsid="007372c9"/>
    </style:style>
    <style:style style:name="T32" style:family="text">
      <style:text-properties style:text-position="0% 100%" officeooo:rsid="00749c3b"/>
    </style:style>
    <style:style style:name="T33" style:family="text">
      <style:text-properties style:text-position="0% 100%" officeooo:rsid="0075eb3d"/>
    </style:style>
    <style:style style:name="T34" style:family="text">
      <style:text-properties style:text-position="0% 100%" officeooo:rsid="00769554"/>
    </style:style>
    <style:style style:name="T35" style:family="text">
      <style:text-properties style:text-position="0% 100%" officeooo:rsid="007f68ad"/>
    </style:style>
    <style:style style:name="T36" style:family="text">
      <style:text-properties style:text-position="0% 100%" officeooo:rsid="0080fd2f"/>
    </style:style>
    <style:style style:name="T37" style:family="text">
      <style:text-properties style:text-position="0% 100%" officeooo:rsid="0082a684"/>
    </style:style>
    <style:style style:name="T38" style:family="text">
      <style:text-properties style:font-name="Latin Modern Math" officeooo:rsid="00797254"/>
    </style:style>
    <style:style style:name="T39" style:family="text">
      <style:text-properties style:font-name="Latin Modern Math" officeooo:rsid="0082a684"/>
    </style:style>
    <style:style style:name="T40" style:family="text">
      <style:text-properties officeooo:rsid="0070cc59"/>
    </style:style>
    <style:style style:name="T41" style:family="text">
      <style:text-properties officeooo:rsid="00724bce"/>
    </style:style>
    <style:style style:name="T42" style:family="text">
      <style:text-properties officeooo:rsid="007972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isclaimer - <text:span text:style-name="T42">A</text:span><text:span text:style-name="T38">ntes de se iniciar a leitura deste relatório, deve-se saber que: em todos os testes, foi utilizado um vetor de 100000 elementos; para os algoritmos de busca, assume-se que o vetor está ordenado; </text:span><text:span text:style-name="T39">todos os algoritmos descritos neste relatório foram implementados de maneira recursiva, e o teste de cada um deles está neste diretório.</text:span></text:p>
      <text:p text:style-name="P10">I. Busca sequencial <text:span text:style-name="T19">ingênua</text:span></text:p>
      <text:p text:style-name="P4">A busca sequencial <text:span text:style-name="T19">ingênua</text:span> é um algoritmo de busca <text:span text:style-name="T8">feito com a intenção </text:span><text:span text:style-name="T9">de</text:span> <text:span text:style-name="T7">verificar</text:span> os elementos do vetor <text:span text:style-name="T10">sequencialmente</text:span>, até que se ache o valor desejado <text:span text:style-name="T18">ou um elemento menor </text:span><text:span text:style-name="T20">que esse valor.</text:span></text:p>
      <text:p text:style-name="P9"><text:span text:style-name="T25">Melhor caso</text:span> –<text:span text:style-name="T3"> </text:span><text:span text:style-name="T5">Temos </text:span><text:span text:style-name="T3">a seguinte saída:</text:span></text:p>
      <text:p text:style-name="P16">Tempo de exec. da busca sequencial: 0.000000s</text:p>
      <text:p text:style-name="P16">Comparações feitas: 1</text:p>
      <text:p text:style-name="P16">99999 está na posição 99999</text:p>
      <text:p text:style-name="P5">Ocorreu apenas uma única comparação, e o valor foi encontrado quase que imediatamente. <text:span text:style-name="T11">Isso aconteceu pois o valor a ser encontrado estava na primeira posição </text:span><text:span text:style-name="T17">a ser </text:span><text:span text:style-name="T11">verif</text:span><text:span text:style-name="T12">icada no vetor.</text:span></text:p>
      <text:p text:style-name="P11">Pior caso – <text:span text:style-name="T6">T</text:span><text:span text:style-name="T3">emos um comportamento bem diferente na saída dada pelo programa:</text:span></text:p>
      <text:p text:style-name="P15">Tempo de exec. da busca sequencial: 0.003<text:span text:style-name="T22">195</text:span>s</text:p>
      <text:p text:style-name="P15">Comparações feitas: 100000</text:p>
      <text:p text:style-name="P15">-1<text:span text:style-name="T21">0</text:span> está na posição -1</text:p>
      <text:p text:style-name="P15">-1 não está no vetor</text:p>
      <text:p text:style-name="P6">Percebe-se uma drástica diferença <text:span text:style-name="T14">no </text:span>número de comparações feitas e <text:span text:style-name="T15">n</text:span>o tempo de execução. Isso ocorre pois todos os elementos do vetor foram ver<text:span text:style-name="T13">i</text:span>ficados.</text:p>
      <text:p text:style-name="P12">II. Busca binária</text:p>
      <text:p text:style-name="P7">A busca binária é um algoritmo de busca que divide o vetor pela metade repetidamente até que se ache o valor desejado <text:span text:style-name="T16">(divisão e conquista)</text:span>.</text:p>
      <text:p text:style-name="P13">Melhor caso <text:span text:style-name="T24">e pior caso</text:span> – <text:span text:style-name="T3">T</text:span><text:span text:style-name="T4">emos a seguinte saída:</text:span></text:p>
      <text:p text:style-name="P14">Tempo de exec. da busca binária: 0.0000<text:span text:style-name="T41">01</text:span>s</text:p>
      <text:p text:style-name="P14">Comparações feitas: <text:span text:style-name="T23">17</text:span></text:p>
      <text:p text:style-name="P14">0 está na posição 0</text:p>
      <text:p text:style-name="P18">Foi considerado o pior caso para <text:span text:style-name="T40">a </text:span>execução deste algoritmo, pois a diferença entre eles é de apenas uma comparação. Logo, podemos dizer que o melhor caso é aproximadamente igual ao pior caso, que no caso é de floor(log<text:span text:style-name="T26">2</text:span><text:span text:style-name="T27">(</text:span><text:span text:style-name="T28">n</text:span><text:span text:style-name="T27">)). </text:span><text:span text:style-name="T29">Existe uma diferença brutal n</text:span><text:span text:style-name="T30">o número de comparações</text:span><text:span text:style-name="T29"> e tempo de execução entr</text:span><text:span text:style-name="T30">e</text:span><text:span text:style-name="T29"> a busca sequencial </text:span><text:span text:style-name="T37">ingênua</text:span><text:span text:style-name="T29"> e a busca binária. </text:span><text:span text:style-name="T30">No melhor caso possível, a busca sequencial é mais e</text:span><text:span text:style-name="T31">ficiente, tendo uma execução quase imediata com uma comparação. Entretanto, no pior caso possível, a busca binária se prova muito mais eficiente, </text:span><text:span text:style-name="T32">tanto no tempo de execução quanto no número de comparações</text:span><text:span text:style-name="T31">. </text:span><text:span text:style-name="T33">Portanto, p</text:span><text:span text:style-name="T34">ara um vetor ordenado, pode-se concluir que a melhor opção é utilizar a busca binária.</text:span></text:p>
      <text:p text:style-name="P20"><text:span text:style-name="T34">I</text:span><text:span text:style-name="T27">II. Inserti</text:span><text:span text:style-name="T35">on sort</text:span></text:p>
      <text:p text:style-name="P19"><text:span text:style-name="T35">O </text:span><text:span text:style-name="T27">insertion sort é um método de ordenação de vetores que “</text:span><text:span text:style-name="T36">insere” valores em um sub-vetor ordenado que cresce a cada chamada recursi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JetBrains Mono" svg:font-family="'JetBrains Mono'" style:font-pitch="fixed"/>
    <style:font-face style:name="JetBrainsMono NF Medium" svg:font-family="'JetBrainsMono NF Medium'" style:font-adornments="Medium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83d27" officeooo:paragraph-rsid="00083d27" style:font-size-asian="13pt" style:font-size-complex="13pt"/>
    </style:style>
    <style:style style:name="MP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7c68c" officeooo:paragraph-rsid="0007c68c" style:font-size-asian="13pt" style:font-size-complex="13pt"/>
    </style:style>
    <style:style style:name="MP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" fo:font-size="13pt" officeooo:rsid="00316630" officeooo:paragraph-rsid="00316630" style:font-size-asian="13pt" style:font-size-complex="13pt"/>
    </style:style>
    <style:style style:name="MP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Math" fo:font-size="13pt" officeooo:rsid="00093001" officeooo:paragraph-rsid="00093001" style:font-size-asian="13pt" style:font-size-complex="13pt"/>
    </style:style>
    <style:style style:name="MT1" style:family="text">
      <style:text-properties officeooo:rsid="003019d7"/>
    </style:style>
    <style:style style:name="MT2" style:family="text">
      <style:text-properties officeooo:rsid="0038b2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Algoritmos e Estruturas de Dados II – Relatório (Ordenação)</text:p>
        <text:p text:style-name="MP2">Caio Eduardo Ferreira de Miranda (GRR20232359<text:span text:style-name="MT1">)</text:span></text:p>
        <text:p text:style-name="MP3">Departamento de Informática – <text:span text:style-name="MT2">Universidade Federal do Paraná</text:span></text:p>
        <text:p text:style-name="MP4">Curitiba, Brasi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0:53:57.953011619</meta:creation-date>
    <dc:date>2023-09-27T16:04:42.196452840</dc:date>
    <meta:editing-duration>PT5H13M42S</meta:editing-duration>
    <meta:editing-cycles>122</meta:editing-cycles>
    <meta:generator>LibreOffice/7.0.4.2$Linux_X86_64 LibreOffice_project/00$Build-2</meta:generator>
    <meta:document-statistic meta:table-count="0" meta:image-count="0" meta:object-count="0" meta:page-count="1" meta:paragraph-count="27" meta:word-count="419" meta:character-count="2553" meta:non-whitespace-character-count="2156"/>
  </office:meta>
</office:document-meta>
</file>